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55b" officeooo:paragraph-rsid="0013b55b"/>
    </style:style>
    <style:style style:name="P2" style:family="paragraph" style:parent-style-name="Standard">
      <style:text-properties officeooo:rsid="0013b55b" officeooo:paragraph-rsid="001db1c3"/>
    </style:style>
    <style:style style:name="P3" style:family="paragraph" style:parent-style-name="Standard">
      <style:text-properties officeooo:rsid="0015f62c" officeooo:paragraph-rsid="0013b55b"/>
    </style:style>
    <style:style style:name="P4" style:family="paragraph" style:parent-style-name="Standard">
      <style:text-properties officeooo:rsid="0015f62c" officeooo:paragraph-rsid="0015f62c"/>
    </style:style>
    <style:style style:name="P5" style:family="paragraph" style:parent-style-name="Standard">
      <style:text-properties officeooo:rsid="001ccc3a" officeooo:paragraph-rsid="001db1c3"/>
    </style:style>
    <style:style style:name="P6" style:family="paragraph" style:parent-style-name="Standard">
      <style:text-properties officeooo:rsid="001fd90a" officeooo:paragraph-rsid="001fd90a"/>
    </style:style>
    <style:style style:name="P7" style:family="paragraph" style:parent-style-name="Standard">
      <style:text-properties officeooo:rsid="002b5626" officeooo:paragraph-rsid="002b5626"/>
    </style:style>
    <style:style style:name="P8" style:family="paragraph" style:parent-style-name="Standard">
      <style:text-properties officeooo:rsid="002b5626" officeooo:paragraph-rsid="00408f08"/>
    </style:style>
    <style:style style:name="P9" style:family="paragraph" style:parent-style-name="Standard">
      <style:text-properties officeooo:rsid="00391f01" officeooo:paragraph-rsid="00391f01"/>
    </style:style>
    <style:style style:name="P10" style:family="paragraph" style:parent-style-name="Standard">
      <style:text-properties officeooo:rsid="00391f01" officeooo:paragraph-rsid="003bd550"/>
    </style:style>
    <style:style style:name="P11" style:family="paragraph"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T1" style:family="text">
      <style:text-properties officeooo:rsid="00175fac"/>
    </style:style>
    <style:style style:name="T2" style:family="text">
      <style:text-properties officeooo:rsid="0018a475"/>
    </style:style>
    <style:style style:name="T3" style:family="text">
      <style:text-properties officeooo:rsid="0018c430"/>
    </style:style>
    <style:style style:name="T4" style:family="text">
      <style:text-properties officeooo:rsid="0020ecdb"/>
    </style:style>
    <style:style style:name="T5" style:family="text">
      <style:text-properties officeooo:rsid="0020f345"/>
    </style:style>
    <style:style style:name="T6" style:family="text">
      <style:text-properties officeooo:rsid="00320a2d"/>
    </style:style>
    <style:style style:name="T7" style:family="text">
      <style:text-properties officeooo:rsid="0033f6cf"/>
    </style:style>
    <style:style style:name="T8" style:family="text">
      <style:text-properties officeooo:rsid="0036de1b"/>
    </style:style>
    <style:style style:name="T9" style:family="text">
      <style:text-properties officeooo:rsid="00389083"/>
    </style:style>
    <style:style style:name="T10" style:family="text">
      <style:text-properties officeooo:rsid="00391f01"/>
    </style:style>
    <style:style style:name="T11" style:family="text">
      <style:text-properties officeooo:rsid="0039fa8d"/>
    </style:style>
    <style:style style:name="T12" style:family="text">
      <style:text-properties officeooo:rsid="003bd550"/>
    </style:style>
    <style:style style:name="T13" style:family="text">
      <style:text-properties officeooo:rsid="003d23e7"/>
    </style:style>
    <style:style style:name="T14" style:family="text">
      <style:text-properties officeooo:rsid="00408f08"/>
    </style:style>
    <style:style style:name="T15" style:family="text">
      <style:text-properties officeooo:rsid="00451aae"/>
    </style:style>
    <style:style style:name="T16" style:family="text">
      <style:text-properties officeooo:rsid="0046678d"/>
    </style:style>
    <style:style style:name="T17" style:family="text">
      <style:text-properties officeooo:rsid="0047fafa"/>
    </style:style>
    <style:style style:name="T18" style:family="text">
      <style:text-properties officeooo:rsid="004969ea"/>
    </style:style>
    <style:style style:name="T19" style:family="text">
      <style:text-properties officeooo:rsid="004ac7bb"/>
    </style:style>
    <style:style style:name="T20" style:family="text">
      <style:text-properties officeooo:rsid="004ba9cd"/>
    </style:style>
    <style:style style:name="T21" style:family="text">
      <style:text-properties officeooo:rsid="004c2ede"/>
    </style:style>
    <style:style style:name="gr1" style:family="graphic">
      <style:graphic-properties draw:marker-start="Line_20_Arrow_20_1" draw:fill-color="#ffff66" draw:textarea-horizontal-align="justify" draw:textarea-vertical-align="middle" draw:auto-grow-height="false" fo:min-height="1.032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66" draw:textarea-horizontal-align="justify" draw:textarea-vertical-align="middle" draw:auto-grow-height="false" fo:min-height="1.032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Line_20_Arrow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Fine_20_Dashed" svg:stroke-color="#000000" draw:marker-end="Line_20_Arrow_20_1" draw:fill-color="#ffff66" draw:textarea-horizontal-align="justify" draw:textarea-vertical-align="middle" draw:auto-grow-height="false" fo:min-height="1.402cm" fo:min-width="2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66" draw:textarea-horizontal-align="justify" draw:textarea-vertical-align="middle" draw:auto-grow-height="false" fo:min-height="1.402cm" fo:min-width="2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draw:marker-end="Line_20_Arrow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Fine_20_Dashed" svg:stroke-color="#000000" draw:marker-end="Line_20_Arrow_20_2" draw:fill-color="#ffff66" draw:textarea-horizontal-align="justify" draw:textarea-vertical-align="middle" draw:auto-grow-height="false" fo:min-height="1.402cm" fo:min-width="3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draw:marker-end="Line_20_Arrow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Fine_20_Dashed" draw:marker-end="Line_20_Arrow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Fine_20_Dashed" svg:stroke-color="#000000" draw:marker-start="Line_20_Arrow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Line_20_Arrow_20_4" draw:fill-color="#ffff66" draw:textarea-horizontal-align="justify" draw:textarea-vertical-align="middle" draw:auto-grow-height="false" fo:min-height="1.032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Fine_20_Dashed" svg:stroke-color="#000000" draw:marker-start="Line_20_Arrow_20_4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Line_20_Arrow_20_1" draw:fill-color="#ffff66" draw:textarea-horizontal-align="justify" draw:textarea-vertical-align="middle" draw:auto-grow-height="false" fo:min-height="1.695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Line_20_Arrow_20_1" draw:fill-color="#ffff66" draw:textarea-horizontal-align="justify" draw:textarea-vertical-align="middle" draw:auto-grow-height="false" fo:min-height="2.117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Line_20_Arrow_20_1" draw:fill-color="#ffff66" draw:textarea-horizontal-align="justify" draw:textarea-vertical-align="middle" draw:auto-grow-height="false" fo:min-height="1.695cm" fo:min-width="2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Fine_20_Dashed" svg:stroke-color="#000000" draw:marker-start="" draw:marker-end="Line_20_Arrow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Fine_20_Dashed" svg:stroke-color="#000000" draw:marker-start="" draw:marker-end="Line_20_Arrow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结构<text:span text:style-name="T6">、算法、设计模式、重构、软件工程</text:span></text:p>
      <text:p text:style-name="P1"/>
      <text:p text:style-name="P1"/>
      <text:p text:style-name="P1">类图</text:p>
      <text:p text:style-name="P1"/>
      <text:p text:style-name="P1">Person</text:p>
      <text:p text:style-name="P1">-name:string</text:p>
      <text:p text:style-name="P1">#age:int</text:p>
      <text:p text:style-name="P1">+getName():stirng</text:p>
      <text:p text:style-name="P1">+getAge(): int</text:p>
      <text:p text:style-name="P1"/>
      <text:p text:style-name="P1">泛化关系<text:span text:style-name="T1">：父与子之间的关系</text:span></text:p>
      <text:p text:style-name="P3"><draw:custom-shape text:anchor-type="paragraph" draw:z-index="0" draw:name="形状1" draw:style-name="gr1" draw:text-style-name="P12" svg:width="1.879cm" svg:height="1.033cm" svg:x="4.002cm" svg:y="0.229cm"><text:p text:style-name="P11">形状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3" draw:name="形状2" draw:style-name="gr3" draw:text-style-name="P11" svg:x1="3.062cm" svg:y1="1.41cm" svg:x2="3.882cm" svg:y2="0.325cm"><text:p/></draw:line><draw:line text:anchor-type="paragraph" draw:z-index="4" draw:name="形状3" draw:style-name="gr3" draw:text-style-name="P11" svg:x1="6.502cm" svg:y1="1.304cm" svg:x2="5.881cm" svg:y2="0.288cm"><text:p/></draw:line></text:p>
      <text:p text:style-name="P1"/>
      <text:p text:style-name="P1"/>
      <text:p text:style-name="P1"><draw:custom-shape text:anchor-type="paragraph" draw:z-index="2" draw:name="形状1" draw:style-name="gr2" draw:text-style-name="P12" svg:width="1.879cm" svg:height="1.033cm" svg:x="5.722cm" svg:y="0.039cm"><text:p text:style-name="P11">正方形</text:p><draw:enhanced-geometry svg:viewBox="0 0 21600 21600" draw:type="rectangle" draw:enhanced-path="M 0 0 L 21600 0 21600 21600 0 21600 0 0 Z N"/></draw:custom-shape><draw:custom-shape text:anchor-type="paragraph" draw:z-index="1" draw:name="形状1" draw:style-name="gr2" draw:text-style-name="P12" svg:width="1.879cm" svg:height="1.033cm" svg:x="2.124cm" svg:y="0.108cm"><text:p text:style-name="P11">三角形</text:p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>实现关系<text:span text:style-name="T2">：类与接口之间的实现关系</text:span></text:p>
      <text:p text:style-name="P1"><draw:custom-shape text:anchor-type="paragraph" draw:z-index="5" draw:name="形状1" draw:style-name="gr4" draw:text-style-name="P12" svg:width="2.447cm" svg:height="1.403cm" svg:x="4.108cm" svg:y="0.355cm"><text:p text:style-name="P11">支付抽象类</text:p><text:p text:style-name="P11">+pay()</text:p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6" draw:name="形状1" draw:style-name="gr5" draw:text-style-name="P12" svg:width="2.447cm" svg:height="1.403cm" svg:x="0.96cm" svg:y="1.958cm"><text:p text:style-name="P11">支付宝支付</text:p><text:p text:style-name="P11">+pay(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形状1" draw:style-name="gr5" draw:text-style-name="P12" svg:width="2.447cm" svg:height="1.403cm" svg:x="4.24cm" svg:y="1.905cm"><text:p text:style-name="P11">微信支付</text:p><text:p text:style-name="P11">+pay(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形状1" draw:style-name="gr5" draw:text-style-name="P12" svg:width="2.447cm" svg:height="1.403cm" svg:x="7.204cm" svg:y="1.931cm"><text:p text:style-name="P11">贝宝支付</text:p><text:p text:style-name="P11">+pay()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9" draw:name="形状4" draw:style-name="gr6" draw:text-style-name="P11" svg:x1="2.745cm" svg:y1="1.751cm" svg:x2="4.108cm" svg:y2="0.296cm"><text:p/></draw:line><draw:line text:anchor-type="paragraph" draw:z-index="10" draw:name="形状6" draw:style-name="gr6" draw:text-style-name="P11" svg:x1="7.719cm" svg:y1="1.804cm" svg:x2="6.555cm" svg:y2="0.296cm"><text:p/></draw:line><draw:line text:anchor-type="paragraph" draw:z-index="11" draw:name="形状5" draw:style-name="gr6" draw:text-style-name="P11" svg:x1="5.258cm" svg:y1="1.905cm" svg:x2="5.232cm" svg:y2="0.296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依赖关系<text:span text:style-name="T3">：类之间的关系</text:span></text:p>
      <text:p text:style-name="P1"/>
      <text:p text:style-name="P1"><draw:custom-shape text:anchor-type="paragraph" draw:z-index="12" draw:name="形状1" draw:style-name="gr7" draw:text-style-name="P12" svg:width="3.585cm" svg:height="1.403cm" svg:x="1.251cm" svg:y="0.355cm"><text:p text:style-name="P11">Preson</text:p><text:p text:style-name="P11">+goWork(Car* car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形状1" draw:style-name="gr4" draw:text-style-name="P12" svg:width="2.447cm" svg:height="1.403cm" svg:x="8.341cm" svg:y="0.349cm"><text:p text:style-name="P11">Car</text:p><text:p text:style-name="P11">+run()</text:p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1"><draw:line text:anchor-type="paragraph" draw:z-index="14" draw:name="形状7" draw:style-name="gr8" draw:text-style-name="P11" svg:x1="5.126cm" svg:y1="0.113cm" svg:x2="8.342cm" svg:y2="0.06cm"><text:p/></draw:line></text:p>
      <text:p text:style-name="P1"/>
      <text:p text:style-name="P1"/>
      <text:p text:style-name="P1"/>
      <text:p text:style-name="P5">关联关系<text:span text:style-name="T5">：类之间的关系</text:span></text:p>
      <text:p text:style-name="P2"/>
      <text:p text:style-name="P2"><draw:custom-shape text:anchor-type="paragraph" draw:z-index="16" draw:name="形状1" draw:style-name="gr7" draw:text-style-name="P12" svg:width="3.585cm" svg:height="1.403cm" svg:x="1.251cm" svg:y="0.355cm"><text:p text:style-name="P11">Preson</text:p><text:p text:style-name="P11">+car: Car</text:p><text:p text:style-name="P11">+goWork(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形状1" draw:style-name="gr4" draw:text-style-name="P12" svg:width="2.447cm" svg:height="1.403cm" svg:x="8.58cm" svg:y="0.349cm"><text:p text:style-name="P11">Car</text:p><text:p text:style-name="P11">+run()</text:p><draw:enhanced-geometry svg:viewBox="0 0 21600 21600" draw:mirror-horizontal="false" draw:mirror-vertical="false" draw:type="rectangle" draw:enhanced-path="M 0 0 L 21600 0 21600 21600 0 21600 0 0 Z N"/></draw:custom-shape></text:p>
      <text:p text:style-name="P2"><draw:line text:anchor-type="paragraph" draw:z-index="15" draw:name="形状7" draw:style-name="gr9" draw:text-style-name="P11" svg:x1="4.967cm" svg:y1="0.596cm" svg:x2="8.183cm" svg:y2="0.543cm"><text:p/></draw:lin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6">聚合关系：类之间的关系<text:span text:style-name="T4">(整体和部分之间的关系)</text:span></text:p>
      <text:p text:style-name="P6"><draw:custom-shape text:anchor-type="paragraph" draw:z-index="20" draw:name="形状1" draw:style-name="gr1" draw:text-style-name="P12" svg:width="1.879cm" svg:height="1.033cm" svg:x="6.489cm" svg:y="0.171cm"><text:p text:style-name="P11">CPU</text:p><draw:enhanced-geometry svg:viewBox="0 0 21600 21600" draw:type="rectangle" draw:enhanced-path="M 0 0 L 21600 0 21600 21600 0 21600 0 0 Z N"/></draw:custom-shape></text:p>
      <text:p text:style-name="P6"><draw:custom-shape text:anchor-type="paragraph" draw:z-index="18" draw:name="形状1" draw:style-name="gr1" draw:text-style-name="P12" svg:width="1.879cm" svg:height="1.033cm" svg:x="0.721cm" svg:y="0.409cm"><text:p text:style-name="P11">电脑</text:p><draw:enhanced-geometry svg:viewBox="0 0 21600 21600" draw:type="rectangle" draw:enhanced-path="M 0 0 L 21600 0 21600 21600 0 21600 0 0 Z N"/></draw:custom-shape><draw:line text:anchor-type="paragraph" draw:z-index="21" draw:name="形状8" draw:style-name="gr10" draw:text-style-name="P11" svg:x1="2.798cm" svg:y1="0.859cm" svg:x2="6.358cm" svg:y2="0.118cm"><text:p/></draw:line></text:p>
      <text:p text:style-name="P6"/>
      <text:p text:style-name="P6"><draw:custom-shape text:anchor-type="paragraph" draw:z-index="19" draw:name="形状1" draw:style-name="gr1" draw:text-style-name="P12" svg:width="1.879cm" svg:height="1.033cm" svg:x="6.542cm" svg:y="0.388cm"><text:p text:style-name="P11">硬盘</text:p><draw:enhanced-geometry svg:viewBox="0 0 21600 21600" draw:type="rectangle" draw:enhanced-path="M 0 0 L 21600 0 21600 21600 0 21600 0 0 Z N"/></draw:custom-shape><draw:line text:anchor-type="paragraph" draw:z-index="22" draw:name="形状9" draw:style-name="gr10" draw:text-style-name="P11" svg:x1="2.824cm" svg:y1="0.256cm" svg:x2="6.384cm" svg:y2="0.997cm"><text:p/></draw:line></text:p>
      <text:p text:style-name="P6"/>
      <text:p text:style-name="P6"/>
      <text:p text:style-name="P6"/>
      <text:p text:style-name="P6"/>
      <text:p text:style-name="P6"/>
      <text:p text:style-name="P6">组合关系</text:p>
      <text:p text:style-name="P6"/>
      <text:p text:style-name="P6"><draw:custom-shape text:anchor-type="paragraph" draw:z-index="23" draw:name="形状1" draw:style-name="gr1" draw:text-style-name="P12" svg:width="1.879cm" svg:height="1.033cm" svg:x="0.721cm" svg:y="0.409cm"><text:p text:style-name="P11">公司</text:p><draw:enhanced-geometry svg:viewBox="0 0 21600 21600" draw:type="rectangle" draw:enhanced-path="M 0 0 L 21600 0 21600 21600 0 21600 0 0 Z N"/></draw:custom-shape><draw:custom-shape text:anchor-type="paragraph" draw:z-index="24" draw:name="形状1" draw:style-name="gr11" draw:text-style-name="P12" svg:width="1.879cm" svg:height="1.033cm" svg:x="5.907cm" svg:y="0.462cm"><text:p text:style-name="P11">部门</text:p><draw:enhanced-geometry svg:viewBox="0 0 21600 21600" draw:type="rectangle" draw:enhanced-path="M 0 0 L 21600 0 21600 21600 0 21600 0 0 Z N"/></draw:custom-shape><draw:line text:anchor-type="paragraph" draw:z-index="25" draw:name="形状10" draw:style-name="gr12" draw:text-style-name="P11" svg:x1="2.838cm" svg:y1="0.93cm" svg:x2="5.722cm" svg:y2="0.983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custom-shape text:anchor-type="paragraph" draw:z-index="27" draw:name="形状1" draw:style-name="gr1" draw:text-style-name="P12" svg:width="1.879cm" svg:height="1.033cm" svg:x="4.822cm" svg:y="0.224cm"><text:p text:style-name="P11">自行车</text:p><draw:enhanced-geometry svg:viewBox="0 0 21600 21600" draw:type="rectangle" draw:enhanced-path="M 0 0 L 21600 0 21600 21600 0 21600 0 0 Z N"/></draw:custom-shape></text:p>
      <text:p text:style-name="P7"><draw:custom-shape text:anchor-type="paragraph" draw:z-index="30" draw:name="形状1" draw:style-name="gr1" draw:text-style-name="P12" svg:width="1.879cm" svg:height="1.033cm" svg:x="14.136cm" svg:y="0.081cm"><text:p text:style-name="P11">男人</text:p><draw:enhanced-geometry svg:viewBox="0 0 21600 21600" draw:type="rectangle" draw:enhanced-path="M 0 0 L 21600 0 21600 21600 0 21600 0 0 Z N"/></draw:custom-shape><draw:line text:anchor-type="paragraph" draw:z-index="36" draw:name="形状15" draw:style-name="gr17" draw:text-style-name="P11" svg:x1="9.373cm" svg:y1="1.192cm" svg:x2="6.701cm" svg:y2="0.319cm"><text:p/></draw:line><draw:line text:anchor-type="paragraph" draw:z-index="32" draw:name="形状11" draw:style-name="gr16" draw:text-style-name="P11" svg:x1="4.822cm" svg:y1="0.266cm" svg:x2="2.771cm" svg:y2="1.199cm"><text:p/></draw:line></text:p>
      <text:p text:style-name="P7"><draw:line text:anchor-type="paragraph" draw:z-index="34" draw:name="形状13" draw:style-name="gr16" draw:text-style-name="P11" svg:x1="14.004cm" svg:y1="0.046cm" svg:x2="12.614cm" svg:y2="0.785cm"><text:p/></draw:line></text:p>
      <text:p text:style-name="P7"><draw:custom-shape text:anchor-type="paragraph" draw:z-index="29" draw:name="形状1" draw:style-name="gr15" draw:text-style-name="P12" svg:width="2.95cm" svg:height="1.696cm" svg:x="9.373cm" svg:y="0.219cm"><text:p text:style-name="P11">人</text:p><text:p text:style-name="P11">+年龄</text:p><text:p text:style-name="P11">+姓名</text:p><draw:enhanced-geometry svg:viewBox="0 0 21600 21600" draw:type="rectangle" draw:enhanced-path="M 0 0 L 21600 0 21600 21600 0 21600 0 0 Z N"/></draw:custom-shape><draw:custom-shape text:anchor-type="paragraph" draw:z-index="26" draw:name="形状1" draw:style-name="gr13" draw:text-style-name="P12" svg:width="1.879cm" svg:height="1.696cm" svg:x="0.589cm" svg:y="0.034cm"><text:p text:style-name="P11">交通工具</text:p><text:p text:style-name="P11">+颜色</text:p><text:p text:style-name="P11">+商标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><draw:custom-shape text:anchor-type="paragraph" draw:z-index="31" draw:name="形状1" draw:style-name="gr1" draw:text-style-name="P12" svg:width="1.879cm" svg:height="1.033cm" svg:x="14.321cm" svg:y="0.372cm"><text:p text:style-name="P11">女人</text:p><draw:enhanced-geometry svg:viewBox="0 0 21600 21600" draw:type="rectangle" draw:enhanced-path="M 0 0 L 21600 0 21600 21600 0 21600 0 0 Z N"/></draw:custom-shape><draw:line text:anchor-type="paragraph" draw:z-index="37" draw:name="形状16" draw:style-name="gr17" draw:text-style-name="P11" svg:x1="9.373cm" svg:y1="0.453cm" svg:x2="6.74cm" svg:y2="1.014cm"><text:p/></draw:line><draw:custom-shape text:anchor-type="paragraph" draw:z-index="28" draw:name="形状1" draw:style-name="gr14" draw:text-style-name="P12" svg:width="1.879cm" svg:height="2.117cm" svg:x="4.717cm" svg:y="0.035cm"><text:p text:style-name="P11">汽车</text:p><text:p text:style-name="P11">+前灯</text:p><text:p text:style-name="P11">+发动机</text:p><draw:enhanced-geometry svg:viewBox="0 0 21600 21600" draw:type="rectangle" draw:enhanced-path="M 0 0 L 21600 0 21600 21600 0 21600 0 0 Z N"/></draw:custom-shape><draw:line text:anchor-type="paragraph" draw:z-index="33" draw:name="形状12" draw:style-name="gr16" draw:text-style-name="P11" svg:x1="4.585cm" svg:y1="0.819cm" svg:x2="2.692cm" svg:y2="0.115cm"><text:p/></draw:line></text:p>
      <text:p text:style-name="P7"><draw:line text:anchor-type="paragraph" draw:z-index="35" draw:name="形状14" draw:style-name="gr16" draw:text-style-name="P11" svg:x1="14.321cm" svg:y1="0.416cm" svg:x2="12.508cm" svg:y2="0.051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设计模型</text:p>
      <text:p text:style-name="P7"><text:s text:c="4"/>每个模式都描述了一个在我们的环境中不断出现的问题<text:span text:style-name="T7">，然后描述了该问题的解决方案的核心，通过这种方式，我们可以无数次地重用那些已有的成功的解决方案，无须再重复相同的工作。</text:span></text:p>
      <text:p text:style-name="P7"><text:s text:c="3"/>软件模式包括设计模式<text:span text:style-name="T10">、</text:span>架构模式<text:span text:style-name="T8">、分析模式、过程模式等</text:span></text:p>
      <text:p text:style-name="P7"><text:s text:c="3"/>在一定环境下<text:span text:style-name="T9">，用固定套路解决问题。</text:span></text:p>
      <text:p text:style-name="P7"/>
      <text:p text:style-name="P7">Go<text:span text:style-name="T11">F提出的设计模式有23个，包括：</text:span></text:p>
      <text:p text:style-name="P7">创建型<text:span text:style-name="T11">(Creational)模式：如何创建对象;</text:span></text:p>
      <text:p text:style-name="P10"><text:s/>结构<text:span text:style-name="T12">型(Structural)模式：如何实现类或对象的组合;</text:span></text:p>
      <text:p text:style-name="P10">行为型<text:span text:style-name="T13">(Behavioral)模式：类或对象怎样交互以及怎样分配职责。</text:span></text:p>
      <text:p text:style-name="P10">简单工厂模式</text:p>
      <text:p text:style-name="P10"/>
      <text:p text:style-name="P8">设计模式目前种类<text:span text:style-name="T14">：</text:span>Go<text:span text:style-name="T11">F的23种 + “简单工厂模式”=24种。</text:span></text:p>
      <text:p text:style-name="P8"/>
      <text:p text:style-name="P8">原则的目的<text:span text:style-name="T15">：高内聚，低耦合。</text:span></text:p>
      <text:p text:style-name="P8"/>
      <text:p text:style-name="P8">单一职责原则<text:span text:style-name="T16">：</text:span></text:p>
      <text:p text:style-name="P8">开闭原则<text:span text:style-name="T17">：</text:span></text:p>
      <text:p text:style-name="P8">里氏代换原则<text:span text:style-name="T18">：</text:span></text:p>
      <text:p text:style-name="P8">接口隔离原则<text:span text:style-name="T19">：</text:span></text:p>
      <text:p text:style-name="P8">合成复用原则<text:span text:style-name="T20">：</text:span></text:p>
      <text:p text:style-name="P8">迪米特法则<text:span text:style-name="T21">：</text:span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Line_20_Arrow_20_1" draw:display-name="Line Arrow 1" svg:viewBox="0 0 3000 3000" svg:d="M1500 0l1500 3000h-3000zM1500 447l-1176 2353h2353z"/>
    <draw:marker draw:name="Line_20_Arrow_20_2" draw:display-name="Line Arrow 2" svg:viewBox="0 0 3000 3000" svg:d="M1500 0l1500 2789v211h-114l-1286-2392v2392h-200v-2392l-1286 2392h-114v-211z"/>
    <draw:marker draw:name="Line_20_Arrow_20_3" draw:display-name="Line Arrow 3" svg:viewBox="0 0 3000 6000" svg:d="M1500 0l1500 3000-1500 3000-1500-3000zM1500 447l-1276 2553 1276 2553 1276-2553z"/>
    <draw:marker draw:name="Line_20_Arrow_20_4" draw:display-name="Line Arrow 4" svg:viewBox="0 0 3000 6000" svg:d="M1500 0l1500 3000-1500 3000-1500-30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09:28:01.503123468</meta:creation-date>
    <dc:date>2022-07-07T09:57:22.488202196</dc:date>
    <meta:editing-duration>PT2H4M15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391" meta:character-count="497" meta:non-whitespace-character-count="483"/>
  </office:meta>
</office:document-meta>
</file>